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2.2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48cm" fo:min-width="0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34cm" svg:height="1.673cm" svg:x="8.7cm" svg:y="10.901cm">
          <draw:text-box>
            <text:p><text:s text:c="2"/>CO + BN</text:p>
            <text:p>128, 1x1 +2</text:p>
          </draw:text-box>
        </draw:frame>
        <draw:frame draw:style-name="gr2" draw:text-style-name="P1" draw:layer="layout" svg:width="1cm" svg:height="0.962cm" svg:x="14.9cm" svg:y="7.702cm">
          <draw:text-box>
            <text:p>+</text:p>
          </draw:text-box>
        </draw:frame>
        <draw:line draw:style-name="gr3" draw:text-style-name="P2" draw:layer="layout" svg:x1="15.4cm" svg:y1="7.6cm" svg:x2="15.4cm" svg:y2="6.8cm">
          <text:p/>
        </draw:line>
        <draw:frame draw:style-name="gr1" draw:text-style-name="P1" draw:layer="layout" svg:width="3.961cm" svg:height="1.673cm" svg:x="13.3cm" svg:y="11.802cm">
          <draw:text-box>
            <text:p>CO+BN+RE</text:p>
            <text:p>128, 3x3 +2</text:p>
          </draw:text-box>
        </draw:frame>
        <draw:frame draw:style-name="gr1" draw:text-style-name="P1" draw:layer="layout" svg:width="3.834cm" svg:height="1.673cm" svg:x="13.4cm" svg:y="9.503cm">
          <draw:text-box>
            <text:p>CO + BN</text:p>
            <text:p>128, 3x3 +1</text:p>
          </draw:text-box>
        </draw:frame>
        <draw:frame draw:style-name="gr2" draw:text-style-name="P1" draw:layer="layout" svg:width="1.383cm" svg:height="0.962cm" svg:x="14.7cm" svg:y="5.802cm">
          <draw:text-box>
            <text:p>RE</text:p>
          </draw:text-box>
        </draw:frame>
        <draw:line draw:style-name="gr4" draw:text-style-name="P2" draw:layer="layout" svg:x1="15.4cm" svg:y1="11.8cm" svg:x2="15.4cm" svg:y2="11.2cm">
          <text:p/>
        </draw:line>
        <draw:line draw:style-name="gr3" draw:text-style-name="P2" draw:layer="layout" svg:x1="15.4cm" svg:y1="14.601cm" svg:x2="15.4cm" svg:y2="13.501cm">
          <text:p/>
        </draw:line>
        <draw:line draw:style-name="gr3" draw:text-style-name="P2" draw:layer="layout" svg:x1="10.5cm" svg:y1="10.9cm" svg:x2="14.9cm" svg:y2="8.2cm">
          <text:p/>
        </draw:line>
        <draw:line draw:style-name="gr3" draw:text-style-name="P2" draw:layer="layout" svg:x1="15.4cm" svg:y1="9.5cm" svg:x2="15.4cm" svg:y2="8.601cm">
          <text:p/>
        </draw:line>
        <draw:line draw:style-name="gr3" draw:text-style-name="P2" draw:layer="layout" svg:x1="15.4cm" svg:y1="5.801cm" svg:x2="15.4cm" svg:y2="5.001cm">
          <text:p/>
        </draw:line>
        <draw:line draw:style-name="gr3" draw:text-style-name="P2" draw:layer="layout" svg:x1="15.4cm" svg:y1="14.6cm" svg:x2="10.5cm" svg:y2="12.7cm">
          <text:p/>
        </draw:line>
        <draw:line draw:style-name="gr4" draw:text-style-name="P2" draw:layer="layout" svg:x1="15.4cm" svg:y1="15.3cm" svg:x2="15.4cm" svg:y2="14.6cm">
          <text:p/>
        </draw:line>
        <draw:line draw:style-name="gr3" draw:text-style-name="P2" draw:layer="layout" svg:x1="5.7cm" svg:y1="15.001cm" svg:x2="5.7cm" svg:y2="14.102cm">
          <text:p/>
        </draw:line>
        <draw:frame draw:style-name="gr5" draw:text-style-name="P3" draw:layer="layout" svg:width="2.614cm" svg:height="0.962cm" svg:x="4.4cm" svg:y="12.9cm">
          <draw:text-box>
            <text:p>Layer 1</text:p>
          </draw:text-box>
        </draw:frame>
        <draw:frame draw:style-name="gr5" draw:text-style-name="P3" draw:layer="layout" svg:width="2.614cm" svg:height="0.962cm" svg:x="4.4cm" svg:y="11cm">
          <draw:text-box>
            <text:p>Layer 2</text:p>
          </draw:text-box>
        </draw:frame>
        <draw:line draw:style-name="gr3" draw:text-style-name="P2" draw:layer="layout" svg:x1="5.7cm" svg:y1="12.8cm" svg:x2="5.7cm" svg:y2="12.003cm">
          <text:p/>
        </draw:line>
        <draw:line draw:style-name="gr3" draw:text-style-name="P2" draw:layer="layout" svg:x1="5.7cm" svg:y1="11.001cm" svg:x2="5.7cm" svg:y2="10.204cm">
          <text:p/>
        </draw:line>
        <draw:frame draw:style-name="gr2" draw:text-style-name="P1" draw:layer="layout" svg:width="1cm" svg:height="0.962cm" svg:x="5.2cm" svg:y="9.202cm">
          <draw:text-box>
            <text:p>+</text:p>
          </draw:text-box>
        </draw:frame>
        <draw:frame draw:style-name="gr6" draw:text-style-name="P3" draw:layer="layout" svg:width="0.82cm" svg:height="0.962cm" svg:x="5.7cm" svg:y="14.3cm">
          <draw:text-box>
            <text:p>x</text:p>
          </draw:text-box>
        </draw:frame>
        <draw:frame draw:style-name="gr6" draw:text-style-name="P3" draw:layer="layout" svg:width="1.594cm" svg:height="0.962cm" svg:x="5.9cm" svg:y="10.1cm">
          <draw:text-box>
            <text:p>h(x)</text:p>
          </draw:text-box>
        </draw:frame>
        <draw:frame draw:style-name="gr6" draw:text-style-name="P3" draw:layer="layout" svg:width="1.421cm" svg:height="0.962cm" svg:x="5.9cm" svg:y="8.2cm">
          <draw:text-box>
            <text:p>f(x)</text:p>
          </draw:text-box>
        </draw:frame>
        <draw:line draw:style-name="gr3" draw:text-style-name="P2" draw:layer="layout" svg:x1="5.7cm" svg:y1="9.202cm" svg:x2="5.7cm" svg:y2="8.405cm">
          <text:p/>
        </draw:line>
        <draw:line draw:style-name="gr4" draw:text-style-name="P2" draw:layer="layout" svg:x1="5.7cm" svg:y1="15cm" svg:x2="3.5cm" svg:y2="13.5cm">
          <text:p/>
        </draw:line>
        <draw:line draw:style-name="gr4" draw:text-style-name="P2" draw:layer="layout" svg:x1="3.5cm" svg:y1="13.5cm" svg:x2="3.5cm" svg:y2="10.6cm">
          <text:p/>
        </draw:line>
        <draw:line draw:style-name="gr3" draw:text-style-name="P2" draw:layer="layout" svg:x1="3.5cm" svg:y1="10.6cm" svg:x2="5.1cm" svg:y2="9.7cm">
          <text:p/>
        </draw:line>
        <draw:frame draw:style-name="gr6" draw:text-style-name="P3" draw:layer="layout" svg:width="1.277cm" svg:height="0.962cm" svg:x="5.1cm" svg:y="15.7cm">
          <draw:text-box>
            <text:p>(a)</text:p>
          </draw:text-box>
        </draw:frame>
        <draw:frame draw:style-name="gr6" draw:text-style-name="P3" draw:layer="layout" svg:width="1.277cm" svg:height="0.962cm" svg:x="14.801cm" svg:y="15.7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08T19:39:17.929334456</dc:date>
    <meta:editing-duration>PT1H43M14S</meta:editing-duration>
    <meta:editing-cycles>22</meta:editing-cycles>
    <meta:generator>LibreOffice/6.4.7.2$Linux_X86_64 LibreOffice_project/40$Build-2</meta:generator>
    <meta:document-statistic meta:object-count="28"/>
  </office:meta>
</office:document-meta>
</file>